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List_20_Paragraph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652169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a5e40" style:font-size-asian="12pt" style:font-size-complex="12pt"/>
    </style:style>
    <style:style style:name="P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aeb5a" style:font-size-asian="12pt" style:font-size-complex="12pt"/>
    </style:style>
    <style:style style:name="P5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c72f2" style:font-size-asian="12pt" style:font-size-complex="12pt"/>
    </style:style>
    <style:style style:name="P6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52169" style:font-size-asian="12pt" style:font-size-complex="12pt"/>
    </style:style>
    <style:style style:name="P7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1f786" style:font-size-asian="12pt" style:font-size-complex="12pt"/>
    </style:style>
    <style:style style:name="P8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6ee2a" style:font-size-asian="12pt" style:font-size-complex="12pt"/>
    </style:style>
    <style:style style:name="P9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5f1d17" style:font-size-asian="12pt" style:font-size-complex="12pt"/>
    </style:style>
    <style:style style:name="P10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0028a" style:font-size-asian="12pt" style:font-size-complex="12pt"/>
    </style:style>
    <style:style style:name="P11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8d1ee" style:font-size-asian="12pt" style:font-size-complex="12pt"/>
    </style:style>
    <style:style style:name="P12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9cdee" style:font-size-asian="12pt" style:font-size-complex="12pt"/>
    </style:style>
    <style:style style:name="P13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b8862" style:font-size-asian="12pt" style:font-size-complex="12pt"/>
    </style:style>
    <style:style style:name="P1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font-name="Times New Roman" fo:font-size="12pt" officeooo:paragraph-rsid="006c0358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61f786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61f786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61f786" style:font-size-asian="12pt" style:font-name-complex="Times New Roman1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61f786" style:font-size-asian="12pt" style:font-name-complex="Times New Roman1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df1bc" style:font-size-asian="12pt" style:font-size-complex="12pt"/>
    </style:style>
    <style:style style:name="P20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260e85" officeooo:paragraph-rsid="005a5e40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260e85" officeooo:paragraph-rsid="005aeb5a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5c72f2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5cd00a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66ee2a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5ea1be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61f786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60028a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loext:opacity="0%" style:text-position="0% 100%" style:font-name="Times New Roman" fo:font-size="12pt" fo:language="uk" fo:country="UA" officeooo:rsid="00239ad5" officeooo:paragraph-rsid="0061f786" style:font-name-asian="Symbol1" style:font-size-asian="12pt" style:font-name-complex="Times New Roman1" style:font-size-complex="12pt" style:language-complex="ar" style:country-complex="SA"/>
    </style:style>
    <style:style style:name="P30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1f786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5f1d17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0028a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8d1ee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9cdee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b8862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a9b42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f8e37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15a3a6" officeooo:paragraph-rsid="006df1bc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2pt" fo:language="uk" fo:country="UA" style:text-underline-style="none" officeooo:rsid="0026e28c" officeooo:paragraph-rsid="00713744" style:font-name-asian="Symbol1" style:font-size-asian="12pt" style:font-name-complex="Times New Roman1" style:font-size-complex="12pt" style:language-complex="ar" style:country-complex="SA"/>
    </style:style>
    <style:style style:name="P41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0% 100%" style:font-name="Times New Roman" fo:font-size="14pt" fo:language="uk" fo:country="UA" style:text-underline-style="none" officeooo:rsid="0015a3a6" officeooo:paragraph-rsid="00713744" style:font-name-asian="Symbol1" style:font-size-asian="14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loext:opacity="0%" style:text-position="super 58%" style:font-name="Times New Roman" fo:font-size="12pt" fo:language="uk" fo:country="UA" officeooo:rsid="005a5e40" officeooo:paragraph-rsid="005aeb5a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c0358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4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officeooo:paragraph-rsid="006f8e37" style:font-size-asian="12pt" style:font-size-complex="12pt"/>
    </style:style>
    <style:style style:name="P45" style:family="paragraph" style:parent-style-name="List_20_Paragraph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officeooo:paragraph-rsid="00713744" style:font-size-asian="12pt" style:font-size-complex="12pt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paragraph-rsid="00530cf0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officeooo:paragraph-rsid="00586a6b" style:font-size-asian="12pt" style:font-size-complex="12pt"/>
    </style:style>
    <style:style style:name="P49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officeooo:paragraph-rsid="00598657" style:font-size-asian="12pt" style:font-name-complex="Times New Roman1" style:font-size-complex="12pt"/>
    </style:style>
    <style:style style:name="P50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5da0" officeooo:paragraph-rsid="00586a6b" style:font-size-asian="12pt" style:font-style-asian="normal" style:font-name-complex="Times New Roman1" style:font-size-complex="12pt" style:language-complex="ar" style:country-complex="SA" style:font-style-complex="normal"/>
    </style:style>
    <style:style style:name="P51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3ee41" style:font-size-asian="12pt" style:font-style-asian="italic" style:font-name-complex="Times New Roman" style:font-size-complex="12pt" style:language-complex="ar" style:country-complex="SA" style:font-style-complex="normal"/>
    </style:style>
    <style:style style:name="P52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3ee41" style:font-size-asian="12pt" style:font-name-complex="Times New Roman1" style:font-size-complex="12pt" style:language-complex="ar" style:country-complex="SA"/>
    </style:style>
    <style:style style:name="T1" style:family="text">
      <style:text-properties style:use-window-font-color="true" loext:opacity="0%" style:text-position="0% 100%" fo:language="uk" fo:country="UA" officeooo:rsid="00260e85" style:font-name-asian="Symbol1" style:font-name-complex="Times New Roman" style:language-complex="ar" style:country-complex="SA"/>
    </style:style>
    <style:style style:name="T2" style:family="text">
      <style:text-properties style:use-window-font-color="true" loext:opacity="0%" style:text-position="0% 100%" fo:language="uk" fo:country="UA" officeooo:rsid="005a5e40" style:font-name-asian="Symbol1" style:font-name-complex="Times New Roman" style:language-complex="ar" style:country-complex="SA"/>
    </style:style>
    <style:style style:name="T3" style:family="text">
      <style:text-properties style:use-window-font-color="true" loext:opacity="0%" style:text-position="0% 100%" fo:language="uk" fo:country="UA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loext:opacity="0%" style:text-position="0% 100%" fo:language="uk" fo:country="UA" officeooo:rsid="005c72f2" style:font-name-asian="Symbol1" style:font-name-complex="Times New Roman" style:language-complex="ar" style:country-complex="SA"/>
    </style:style>
    <style:style style:name="T5" style:family="text">
      <style:text-properties style:use-window-font-color="true" loext:opacity="0%" style:text-position="0% 100%" fo:language="uk" fo:country="UA" officeooo:rsid="00563c6c" style:font-name-asian="Symbol1" style:font-name-complex="Times New Roman" style:language-complex="ar" style:country-complex="SA"/>
    </style:style>
    <style:style style:name="T6" style:family="text">
      <style:text-properties style:use-window-font-color="true" loext:opacity="0%" style:text-position="0% 100%" fo:language="uk" fo:country="UA" officeooo:rsid="005cd00a" style:font-name-asian="Symbol1" style:font-name-complex="Times New Roman" style:language-complex="ar" style:country-complex="SA"/>
    </style:style>
    <style:style style:name="T7" style:family="text">
      <style:text-properties style:use-window-font-color="true" loext:opacity="0%" style:text-position="0% 100%" fo:language="uk" fo:country="UA" officeooo:rsid="005ea1be" style:font-name-asian="Symbol1" style:font-name-complex="Times New Roman" style:language-complex="ar" style:country-complex="SA"/>
    </style:style>
    <style:style style:name="T8" style:family="text">
      <style:text-properties style:use-window-font-color="true" loext:opacity="0%" style:text-position="0% 100%" fo:language="uk" fo:country="UA" officeooo:rsid="005c9de9" style:font-name-asian="Symbol1" style:font-name-complex="Times New Roman" style:language-complex="ar" style:country-complex="SA"/>
    </style:style>
    <style:style style:name="T9" style:family="text">
      <style:text-properties style:use-window-font-color="true" loext:opacity="0%" style:text-position="0% 100%" fo:language="uk" fo:country="UA" officeooo:rsid="00604bfc" style:font-name-asian="Symbol1" style:font-name-complex="Times New Roman" style:language-complex="ar" style:country-complex="SA"/>
    </style:style>
    <style:style style:name="T10" style:family="text">
      <style:text-properties style:use-window-font-color="true" loext:opacity="0%" style:text-position="0% 100%" fo:language="uk" fo:country="UA" officeooo:rsid="0065921e" style:font-name-asian="Symbol1" style:font-name-complex="Times New Roman" style:language-complex="ar" style:country-complex="SA"/>
    </style:style>
    <style:style style:name="T11" style:family="text">
      <style:text-properties style:use-window-font-color="true" loext:opacity="0%" style:text-position="0% 100%" fo:language="uk" fo:country="UA" officeooo:rsid="00611294" style:font-name-asian="Symbol1" style:font-name-complex="Times New Roman" style:language-complex="ar" style:country-complex="SA"/>
    </style:style>
    <style:style style:name="T12" style:family="text">
      <style:text-properties style:use-window-font-color="true" loext:opacity="0%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3" style:family="text">
      <style:text-properties style:use-window-font-color="true" loext:opacity="0%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14" style:family="text">
      <style:text-properties style:use-window-font-color="true" loext:opacity="0%" style:text-position="0% 100%" fo:language="uk" fo:country="UA" style:text-underline-style="none" officeooo:rsid="005f1d17" style:font-name-asian="Symbol1" style:font-name-complex="Times New Roman" style:language-complex="ar" style:country-complex="SA"/>
    </style:style>
    <style:style style:name="T15" style:family="text">
      <style:text-properties style:use-window-font-color="true" loext:opacity="0%" style:text-position="0% 100%" fo:language="uk" fo:country="UA" style:text-underline-style="none" officeooo:rsid="0058cacc" style:font-name-asian="Symbol1" style:font-name-complex="Times New Roman" style:language-complex="ar" style:country-complex="SA"/>
    </style:style>
    <style:style style:name="T16" style:family="text">
      <style:text-properties style:use-window-font-color="true" loext:opacity="0%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17" style:family="text">
      <style:text-properties style:use-window-font-color="true" loext:opacity="0%" style:text-position="0% 100%" fo:language="uk" fo:country="UA" style:text-underline-style="none" officeooo:rsid="0059b163" style:font-name-asian="Symbol1" style:font-name-complex="Times New Roman" style:language-complex="ar" style:country-complex="SA"/>
    </style:style>
    <style:style style:name="T18" style:family="text">
      <style:text-properties style:use-window-font-color="true" loext:opacity="0%" style:text-position="0% 100%" fo:language="uk" fo:country="UA" style:text-underline-style="none" officeooo:rsid="0060028a" style:font-name-asian="Symbol1" style:font-name-complex="Times New Roman" style:language-complex="ar" style:country-complex="SA"/>
    </style:style>
    <style:style style:name="T19" style:family="text">
      <style:text-properties style:use-window-font-color="true" loext:opacity="0%" style:text-position="0% 100%" fo:language="uk" fo:country="UA" style:text-underline-style="none" officeooo:rsid="00589ce6" style:font-name-asian="Symbol1" style:font-name-complex="Times New Roman" style:language-complex="ar" style:country-complex="SA"/>
    </style:style>
    <style:style style:name="T20" style:family="text">
      <style:text-properties style:use-window-font-color="true" loext:opacity="0%" style:text-position="0% 100%" fo:language="uk" fo:country="UA" style:text-underline-style="none" officeooo:rsid="005acf9b" style:font-name-asian="Symbol1" style:font-name-complex="Times New Roman" style:language-complex="ar" style:country-complex="SA"/>
    </style:style>
    <style:style style:name="T21" style:family="text">
      <style:text-properties style:use-window-font-color="true" loext:opacity="0%" style:text-position="0% 100%" fo:language="uk" fo:country="UA" style:text-underline-style="none" officeooo:rsid="0061f786" style:font-name-asian="Symbol1" style:font-name-complex="Times New Roman" style:language-complex="ar" style:country-complex="SA"/>
    </style:style>
    <style:style style:name="T22" style:family="text">
      <style:text-properties style:use-window-font-color="true" loext:opacity="0%" style:text-position="0% 100%" fo:language="uk" fo:country="UA" style:text-underline-style="none" officeooo:rsid="0068d1ee" style:font-name-asian="Symbol1" style:font-name-complex="Times New Roman" style:language-complex="ar" style:country-complex="SA"/>
    </style:style>
    <style:style style:name="T23" style:family="text">
      <style:text-properties style:use-window-font-color="true" loext:opacity="0%" style:text-position="0% 100%" fo:language="uk" fo:country="UA" style:text-underline-style="none" officeooo:rsid="00682912" style:font-name-asian="Symbol1" style:font-name-complex="Times New Roman" style:language-complex="ar" style:country-complex="SA"/>
    </style:style>
    <style:style style:name="T24" style:family="text">
      <style:text-properties style:use-window-font-color="true" loext:opacity="0%" style:text-position="0% 100%" fo:language="uk" fo:country="UA" style:text-underline-style="none" officeooo:rsid="0055c932" style:font-name-asian="Symbol1" style:font-name-complex="Times New Roman" style:language-complex="ar" style:country-complex="SA"/>
    </style:style>
    <style:style style:name="T25" style:family="text">
      <style:text-properties style:use-window-font-color="true" loext:opacity="0%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26" style:family="text">
      <style:text-properties style:use-window-font-color="true" loext:opacity="0%" style:text-position="0% 100%" fo:language="uk" fo:country="UA" style:text-underline-style="none" officeooo:rsid="006a485b" style:font-name-asian="Symbol1" style:font-name-complex="Times New Roman" style:language-complex="ar" style:country-complex="SA"/>
    </style:style>
    <style:style style:name="T27" style:family="text">
      <style:text-properties style:use-window-font-color="true" loext:opacity="0%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28" style:family="text">
      <style:text-properties style:use-window-font-color="true" loext:opacity="0%" style:text-position="0% 100%" style:font-name-asian="Symbol1" style:font-name-complex="Times New Roman" style:language-complex="ar" style:country-complex="SA"/>
    </style:style>
    <style:style style:name="T29" style:family="text">
      <style:text-properties style:use-window-font-color="true" loext:opacity="0%" style:text-position="0% 100%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loext:opacity="0%" style:text-position="0% 100%" officeooo:rsid="00741580" style:font-name-asian="Symbol1" style:font-name-complex="Times New Roman" style:language-complex="ar" style:country-complex="SA"/>
    </style:style>
    <style:style style:name="T31" style:family="text">
      <style:text-properties style:use-window-font-color="true" loext:opacity="0%" style:text-position="0% 100%" style:text-underline-style="none" style:font-name-asian="Symbol1" style:font-name-complex="Times New Roman" style:language-complex="ar" style:country-complex="SA"/>
    </style:style>
    <style:style style:name="T32" style:family="text">
      <style:text-properties style:use-window-font-color="true" loext:opacity="0%" style:text-position="0% 100%" style:text-underline-style="none" officeooo:rsid="006ab06e" style:font-name-asian="Symbol1" style:font-name-complex="Times New Roman" style:language-complex="ar" style:country-complex="SA"/>
    </style:style>
    <style:style style:name="T33" style:family="text">
      <style:text-properties style:use-window-font-color="true" loext:opacity="0%" style:text-position="sub 58%" fo:language="uk" fo:country="UA" officeooo:rsid="0015a3a6" style:font-name-asian="Symbol1" style:font-name-complex="Times New Roman" style:language-complex="ar" style:country-complex="SA"/>
    </style:style>
    <style:style style:name="T34" style:family="text">
      <style:text-properties style:use-window-font-color="true" loext:opacity="0%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35" style:family="text">
      <style:text-properties style:use-window-font-color="true" loext:opacity="0%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6" style:family="text">
      <style:text-properties style:use-window-font-color="true" loext:opacity="0%" style:text-position="super 58%" fo:language="uk" fo:country="UA" officeooo:rsid="0015a3a6" style:font-name-asian="Symbol1" style:font-name-complex="Times New Roman" style:language-complex="ar" style:country-complex="SA"/>
    </style:style>
    <style:style style:name="T37" style:family="text">
      <style:text-properties style:use-window-font-color="true" loext:opacity="0%" style:text-position="super 58%" fo:language="uk" fo:country="UA" officeooo:rsid="00557f9b" style:font-name-asian="Symbol1" style:font-name-complex="Times New Roman" style:language-complex="ar" style:country-complex="SA"/>
    </style:style>
    <style:style style:name="T38" style:family="text">
      <style:text-properties style:use-window-font-color="true" loext:opacity="0%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9" style:family="text">
      <style:text-properties style:use-window-font-color="true" loext:opacity="0%" style:text-position="super 58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40" style:family="text">
      <style:text-properties style:use-window-font-color="true" loext:opacity="0%" style:text-line-through-style="none" style:text-line-through-type="none" fo:language="uk" fo:country="UA" style:text-underline-style="none" officeooo:rsid="00550e45" style:font-name-asian="Calibri" style:font-name-complex="Times New Roman" style:language-complex="ar" style:country-complex="SA"/>
    </style:style>
    <style:style style:name="T41" style:family="text">
      <style:text-properties style:use-window-font-color="true" loext:opacity="0%" fo:language="ru" fo:country="RU" officeooo:rsid="00572b44" style:font-name-asian="Calibri" style:font-name-complex="Times New Roman" style:language-complex="ar" style:country-complex="SA"/>
    </style:style>
    <style:style style:name="T42" style:family="text">
      <style:text-properties style:use-window-font-color="true" loext:opacity="0%" fo:language="uk" fo:country="UA" style:text-underline-style="none" officeooo:rsid="0015a3a6" style:font-name-asian="Symbol1" style:font-name-complex="Times New Roman" style:language-complex="ar" style:country-complex="SA"/>
    </style:style>
    <style:style style:name="T43" style:family="text">
      <style:text-properties style:use-window-font-color="true" loext:opacity="0%" fo:language="uk" fo:country="UA" style:text-underline-style="none" officeooo:rsid="00702cc8" style:font-name-asian="Symbol1" style:font-name-complex="Times New Roman" style:language-complex="ar" style:country-complex="SA"/>
    </style:style>
    <style:style style:name="T44" style:family="text">
      <style:text-properties style:use-window-font-color="true" loext:opacity="0%" fo:language="uk" fo:country="UA" style:text-underline-style="none" officeooo:rsid="006ab06e" style:font-name-asian="Symbol1" style:font-name-complex="Times New Roman" style:language-complex="ar" style:country-complex="SA"/>
    </style:style>
    <style:style style:name="T45" style:family="text">
      <style:text-properties style:use-window-font-color="true" loext:opacity="0%" fo:language="uk" fo:country="UA" officeooo:rsid="0061f786" style:font-name-asian="Calibri" style:font-name-complex="Times New Roman1" style:language-complex="ar" style:country-complex="SA"/>
    </style:style>
    <style:style style:name="T46" style:family="text">
      <style:text-properties style:use-window-font-color="true" loext:opacity="0%" fo:language="uk" fo:country="UA" officeooo:rsid="005c15e2" style:font-name-asian="Calibri" style:font-name-complex="Times New Roman1" style:language-complex="ar" style:country-complex="SA"/>
    </style:style>
    <style:style style:name="T47" style:family="text">
      <style:text-properties style:use-window-font-color="true" loext:opacity="0%" fo:language="uk" fo:country="UA" officeooo:rsid="0059c8a3" style:font-name-asian="Calibri" style:font-name-complex="Times New Roman1" style:language-complex="ar" style:country-complex="SA"/>
    </style:style>
    <style:style style:name="T48" style:family="text">
      <style:text-properties style:use-window-font-color="true" loext:opacity="0%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49" style:family="text">
      <style:text-properties style:use-window-font-color="true" loext:opacity="0%" fo:font-size="14pt" fo:language="uk" fo:country="UA" style:text-underline-style="none" officeooo:rsid="0072ad5d" style:font-name-asian="Symbol1" style:font-size-asian="14pt" style:font-name-complex="Times New Roman" style:language-complex="ar" style:country-complex="SA"/>
    </style:style>
    <style:style style:name="T50" style:family="text">
      <style:text-properties style:use-window-font-color="true" loext:opacity="0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51" style:family="text">
      <style:text-properties style:use-window-font-color="true" loext:opacity="0%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/>
    </style:style>
    <style:style style:name="T52" style:family="text">
      <style:text-properties style:use-window-font-color="true" loext:opacity="0%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53" style:family="text">
      <style:text-properties style:use-window-font-color="true" loext:opacity="0%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54" style:family="text">
      <style:text-properties style:use-window-font-color="true" loext:opacity="0%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55" style:family="text">
      <style:text-properties style:use-window-font-color="true" loext:opacity="0%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56" style:family="text">
      <style:text-properties style:use-window-font-color="true" loext:opacity="0%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125da0" style:font-style-asian="normal" style:font-name-complex="Times New Roman1" style:language-complex="ar" style:country-complex="SA" style:font-style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fo:letter-spacing="normal" fo:language="uk" fo:country="UA" fo:font-style="normal" style:text-underline-style="none" fo:font-weight="normal" officeooo:rsid="000d634d" style:font-style-asian="normal" style:font-name-complex="Times New Roman1" style:language-complex="ar" style:country-complex="SA" style:font-style-complex="normal"/>
    </style:style>
    <style:style style:name="T59" style:family="text">
      <style:text-properties fo:font-variant="normal" fo:text-transform="none" fo:color="#000000" loext:opacity="100%" style:text-position="sub 58%" fo:letter-spacing="normal" fo:font-style="normal" fo:font-weight="normal" officeooo:rsid="00502aa8" style:font-style-asian="italic" style:font-style-complex="normal"/>
    </style:style>
    <style:style style:name="T60" style:family="text">
      <style:text-properties fo:font-variant="normal" fo:text-transform="none" fo:color="#000000" loext:opacity="100%" style:text-position="super 58%" fo:letter-spacing="normal" fo:font-style="normal" fo:font-weight="normal" officeooo:rsid="00502aa8" style:font-style-asian="italic" style:font-style-complex="normal"/>
    </style:style>
    <style:style style:name="T61" style:family="text">
      <style:text-properties fo:font-variant="normal" fo:text-transform="none" fo:color="#000000" loext:opacity="100%" style:text-position="super 58%" fo:letter-spacing="normal" fo:font-style="normal" fo:font-weight="normal" officeooo:rsid="00493da9" style:font-style-asian="italic" style:font-style-complex="normal"/>
    </style:style>
    <style:style style:name="T62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125da0" style:font-style-asian="normal" style:font-name-complex="Times New Roman1" style:font-style-complex="normal"/>
    </style:style>
    <style:style style:name="T63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135033" style:font-style-asian="normal" style:font-name-complex="Times New Roman1" style:font-style-complex="normal"/>
    </style:style>
    <style:style style:name="T64" style:family="text">
      <style:text-properties fo:font-variant="normal" fo:text-transform="none" fo:color="#000000" loext:opacity="100%" fo:letter-spacing="normal" fo:language="uk" fo:country="UA" fo:font-style="normal" style:text-underline-style="none" fo:font-weight="normal" officeooo:rsid="00586a6b" style:font-style-asian="normal" style:font-name-complex="Times New Roman1" style:font-style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598657" style:font-style-asian="italic" style:font-style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121e03" style:font-style-asian="italic" style:font-style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502aa8" style:font-style-asian="italic" style:font-style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493da9" style:font-style-asian="italic" style:font-style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121e03" style:font-style-asian="italic" style:font-name-complex="Times New Roman" style:font-style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5bf5ee" style:font-style-asian="italic" style:font-name-complex="Times New Roman" style:font-style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063ee41" style:font-style-asian="italic" style:font-name-complex="Times New Roman" style:font-style-complex="normal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uk" fo:country="UA" fo:font-style="normal" style:text-underline-style="none" fo:font-weight="normal" officeooo:rsid="0068bc7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text-position="sub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loext:opacity="0%" style:text-line-through-style="none" style:text-line-through-type="none" style:text-position="super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fo:font-variant="normal" fo:text-transform="none" style:use-window-font-color="true" loext:opacity="0%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0" style:family="text">
      <style:text-properties style:text-line-through-style="none" style:text-line-through-type="none" fo:language="uk" fo:country="UA" style:text-underline-style="none" style:font-name-complex="Times New Roman" style:language-complex="ar" style:country-complex="SA"/>
    </style:style>
    <style:style style:name="T81" style:family="text">
      <style:text-properties style:text-line-through-style="none" style:text-line-through-type="none" fo:language="uk" fo:country="UA" style:text-underline-style="none" officeooo:rsid="00550e45" style:font-name-complex="Times New Roman" style:language-complex="ar" style:country-complex="SA"/>
    </style:style>
    <style:style style:name="T82" style:family="text">
      <style:text-properties style:text-line-through-style="none" style:text-line-through-type="none" fo:letter-spacing="-0.0016in" fo:language="uk" fo:country="UA" style:text-underline-style="none" style:font-name-complex="Times New Roman" style:language-complex="ar" style:country-complex="SA"/>
    </style:style>
    <style:style style:name="T83" style:family="text">
      <style:text-properties officeooo:rsid="00388b81"/>
    </style:style>
    <style:style style:name="T84" style:family="text">
      <style:text-properties fo:language="uk" fo:country="UA" style:font-name-complex="Times New Roman" style:language-complex="ar" style:country-complex="SA"/>
    </style:style>
    <style:style style:name="T85" style:family="text">
      <style:text-properties fo:language="uk" fo:country="UA" officeooo:rsid="002086bd" style:font-name-complex="Times New Roman1"/>
    </style:style>
    <style:style style:name="T86" style:family="text">
      <style:text-properties fo:language="uk" fo:country="UA" officeooo:rsid="0061f786" style:font-name-complex="Times New Roman1"/>
    </style:style>
    <style:style style:name="T87" style:family="text">
      <style:text-properties fo:language="uk" fo:country="UA" officeooo:rsid="005acf9b" style:font-name-complex="Times New Roman1"/>
    </style:style>
    <style:style style:name="T88" style:family="text">
      <style:text-properties fo:language="uk" fo:country="UA" officeooo:rsid="0022176e" style:font-name-complex="Times New Roman1"/>
    </style:style>
    <style:style style:name="T89" style:family="text">
      <style:text-properties fo:language="uk" fo:country="UA" officeooo:rsid="00239ad5" style:font-name-complex="Times New Roman1"/>
    </style:style>
    <style:style style:name="T90" style:family="text">
      <style:text-properties fo:language="uk" fo:country="UA" officeooo:rsid="005a3630" style:font-name-complex="Times New Roman1"/>
    </style:style>
    <style:style style:name="T91" style:family="text">
      <style:text-properties fo:language="uk" fo:country="UA" officeooo:rsid="0059c8a3" style:font-name-complex="Times New Roman1"/>
    </style:style>
    <style:style style:name="T92" style:family="text">
      <style:text-properties fo:letter-spacing="0.0374in"/>
    </style:style>
    <style:style style:name="T93" style:family="text">
      <style:text-properties officeooo:rsid="00572b44"/>
    </style:style>
    <style:style style:name="T94" style:family="text">
      <style:text-properties officeooo:rsid="00239ad5" style:font-name-complex="Times New Roman1"/>
    </style:style>
    <style:style style:name="T95" style:family="text">
      <style:text-properties fo:language="en" fo:country="US" officeooo:rsid="00239ad5" style:font-name-complex="Times New Roman1"/>
    </style:style>
    <style:style style:name="T96" style:family="text">
      <style:text-properties style:text-position="super 58%" officeooo:rsid="00239ad5" style:font-name-complex="Times New Roman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83">8</text:span></text:p>
      <text:p text:style-name="P2"/>
      <text:list xml:id="list1136066728" text:style-name="L1">
        <text:list-item>
          <text:p text:style-name="P48"><text:span text:style-name="T62">n-елементн</text:span><text:span text:style-name="T63">і у</text:span><text:span text:style-name="T62">порядк</text:span><text:span text:style-name="T64">о</text:span><text:span text:style-name="T62">ван</text:span><text:span text:style-name="T64">і вибірки</text:span><text:span text:style-name="T62"> n-елементної множини, серед елементів як</text:span><text:span text:style-name="T63">их (виб</text:span><text:span text:style-name="T64">і</text:span><text:span text:style-name="T63">рок)</text:span><text:span text:style-name="T62"> є <text:s/>однакові, це:</text:span></text:p>
          <text:p text:style-name="P48"><text:span text:style-name="T57">А) комбінація; Б) розміщення; В) перестановка; Г) розміщення з повтореннями; Д) перестановка з повтореннями; </text:span><text:span text:style-name="T58">Е</text:span><text:span text:style-name="T57">) комбінація з повтореннями;</text:span></text:p>
          <text:p text:style-name="P50"/>
        </text:list-item>
        <text:list-item>
          <text:p text:style-name="P49">Виберіть правильну рівність:</text:p>
          <text:p text:style-name="P52"><text:span text:style-name="T65">А</text:span><text:span text:style-name="T66">) </text:span><text:span text:style-name="T67">А</text:span><text:span text:style-name="T59">5</text:span><text:span text:style-name="T60">0</text:span><text:span text:style-name="T66"> </text:span><text:span text:style-name="T67">= А</text:span><text:span text:style-name="T59">5</text:span><text:span text:style-name="T60">5</text:span><text:span text:style-name="T66">; </text:span><text:span text:style-name="T65">Б</text:span><text:span text:style-name="T66">) </text:span><text:span text:style-name="T67">С</text:span><text:span text:style-name="T59">6</text:span><text:span text:style-name="T60">0</text:span><text:span text:style-name="T66"> </text:span><text:span text:style-name="T67">= С</text:span><text:span text:style-name="T59">6</text:span><text:span text:style-name="T60">6</text:span><text:span text:style-name="T66">; </text:span><text:span text:style-name="T65">В</text:span><text:span text:style-name="T66">) </text:span><text:span text:style-name="T67">А</text:span><text:span text:style-name="T59">5</text:span><text:span text:style-name="T60">1</text:span><text:span text:style-name="T66"> </text:span><text:span text:style-name="T67">= А</text:span><text:span text:style-name="T59">5</text:span><text:span text:style-name="T61">5</text:span><text:span text:style-name="T66">; </text:span><text:span text:style-name="T65">Г</text:span><text:span text:style-name="T66">) </text:span><text:span text:style-name="T67">С</text:span><text:span text:style-name="T59">6</text:span><text:span text:style-name="T60">1</text:span><text:span text:style-name="T66"> </text:span><text:span text:style-name="T67">= С</text:span><text:span text:style-name="T59">6</text:span><text:span text:style-name="T60">5</text:span><text:span text:style-name="T66">; </text:span><text:span text:style-name="T65">Д</text:span><text:span text:style-name="T68">) </text:span><text:span text:style-name="T67">А</text:span><text:span text:style-name="T59">5</text:span><text:span text:style-name="T60">2</text:span><text:span text:style-name="T66"> </text:span><text:span text:style-name="T67">= А</text:span><text:span text:style-name="T59">5</text:span><text:span text:style-name="T60">3</text:span><text:span text:style-name="T66">; </text:span><text:span text:style-name="T65">Е</text:span><text:span text:style-name="T66">) </text:span><text:span text:style-name="T67">С</text:span><text:span text:style-name="T59">6</text:span><text:span text:style-name="T60">1</text:span><text:span text:style-name="T66"> </text:span><text:span text:style-name="T67">= С</text:span><text:span text:style-name="T59">6</text:span><text:span text:style-name="T60">6</text:span><text:span text:style-name="T66">; </text:span></text:p>
          <text:p text:style-name="P51"/>
        </text:list-item>
        <text:list-item>
          <text:p text:style-name="P52"><text:span text:style-name="T69">Яких п</text:span><text:span text:style-name="T70">ід</text:span><text:span text:style-name="T69">множин множини А б</text:span><text:span text:style-name="T70">іл</text:span><text:span text:style-name="T69">ьше: тих, що м</text:span><text:span text:style-name="T70">іс</text:span><text:span text:style-name="T69">тять множину </text:span><text:span text:style-name="T71">C</text:span><text:span text:style-name="T69">, чи тих, що не перетинаються з множиною </text:span><text:span text:style-name="T71">C</text:span><text:span text:style-name="T70">?</text:span></text:p>
          <text:p text:style-name="P50"/>
        </text:list-item>
        <text:list-item>
          <text:p text:style-name="P48"><text:span text:style-name="T80">У кошику </text:span><text:span text:style-name="T40">сім</text:span><text:span text:style-name="T80"> яблук та </text:span><text:span text:style-name="T81">п’ять</text:span><text:span text:style-name="T80"> апельсинів. Олег вибирає або яблуко, або апельсин. Після цього Надійка вибирає з фруктів, що залишилися, яблуко й апельсин одночасно. Скільки можливостей такого</text:span><text:span text:style-name="T82"> </text:span><text:span text:style-name="T80">вибору?</text:span><text:span text:style-name="T84"> </text:span></text:p>
          <text:p text:style-name="P47"/>
        </text:list-item>
        <text:list-item>
          <text:p text:style-name="P3">Скільки різних <text:span text:style-name="T81">п’ят</text:span><text:span text:style-name="T41">иц</text:span>ифрових чисел можна скласти з цифр 0, 1, 2, 3, 4, 5,<text:span text:style-name="T92"> </text:span>6, <text:span text:style-name="T93">7, 8, 9</text:span><text:span text:style-name="T84"> так, щоб у кожному числі була цифра 1? (Цифри в числі не повинні повторюватися)!</text:span></text:p>
          <text:p text:style-name="P20"/>
        </text:list-item>
        <text:list-item>
          <text:p text:style-name="P4"><text:span text:style-name="T1">У ліфт 1</text:span><text:span text:style-name="T2">1</text:span><text:span text:style-name="T1">-поверхового будинку зайшло на першому поверсі </text:span><text:span text:style-name="T2">8</text:span><text:span text:style-name="T1"> чоловік. Скількома способами вони можуть вийти з ліфта ? </text:span></text:p>
          <text:p text:style-name="P21"/>
          <text:p text:style-name="P42"/>
          <text:p text:style-name="P42"/>
          <text:p text:style-name="P42"/>
          <text:p text:style-name="P42"/>
          <text:p text:style-name="P42"/>
        </text:list-item>
        <text:list-item>
          <text:p text:style-name="P5"><text:span text:style-name="T3">Нехай n = p</text:span><text:span text:style-name="T33">1</text:span><text:span text:style-name="T36">α</text:span><text:span text:style-name="T37">1</text:span><text:span text:style-name="T3"> ⋅ p</text:span><text:span text:style-name="T33">2</text:span><text:span text:style-name="T36">α</text:span><text:span text:style-name="T37">2</text:span><text:span text:style-name="T3"> ⋅ ... ⋅ p</text:span><text:span text:style-name="T33">r</text:span><text:span text:style-name="T36">αr</text:span><text:span text:style-name="T3"> - розклад числа n на прості множники. Знайти кількість дільників, що не діляться на квадрат будь-якого числа окрім 1.</text:span></text:p>
          <text:p text:style-name="P22"/>
        </text:list-item>
        <text:list-item>
          <text:p text:style-name="P6"><text:span text:style-name="T3">Скількома способами можна розташувати </text:span><text:span text:style-name="T4">16</text:span><text:span text:style-name="T3"> нулів та </text:span><text:span text:style-name="T4">5</text:span><text:span text:style-name="T3"> одиниць так, щоб жодні дві одиниці не стояли поруч?</text:span></text:p>
        </text:list-item>
      </text:list>
      <text:p text:style-name="P1"/>
      <text:list xml:id="list234923754335172" text:continue-numbering="true" text:style-name="L1">
        <text:list-item>
          <text:p text:style-name="P6"><text:span text:style-name="T3">Нехай множина А </text:span><text:span text:style-name="T8">мі</text:span><text:span text:style-name="T3">стить </text:span><text:span text:style-name="T8">n</text:span><text:span text:style-name="T3"> елеме</text:span><text:span text:style-name="T8">н</text:span><text:span text:style-name="T3">т</text:span><text:span text:style-name="T8">і</text:span><text:span text:style-name="T3">в, а множина В — </text:span><text:span text:style-name="T8">m</text:span><text:span text:style-name="T3"> елемент</text:span><text:span text:style-name="T8">ів</text:span><text:span text:style-name="T3">. Визначити </text:span><text:span text:style-name="T8">кі</text:span><text:span text:style-name="T3">ль</text:span><text:span text:style-name="T8">кі</text:span><text:span text:style-name="T3">сть функц</text:span><text:span text:style-name="T8">іо</text:span><text:span text:style-name="T3">нальних в</text:span><text:span text:style-name="T8">ід</text:span><text:span text:style-name="T3">пов</text:span><text:span text:style-name="T8">ід</text:span><text:span text:style-name="T3">ностей </text:span><text:span text:style-name="T8">мі</text:span><text:span text:style-name="T3">ж множинами А </text:span><text:span text:style-name="T8">і</text:span><text:span text:style-name="T3"> В.</text:span></text:p>
          <text:p text:style-name="P30"/>
        </text:list-item>
        <text:list-item>
          <text:p text:style-name="P7"><text:span text:style-name="T12">На полиці </text:span><text:span text:style-name="T19">1</text:span><text:span text:style-name="T21">9</text:span><text:span text:style-name="T12"> книг. Скільки існує способів обрати </text:span><text:span text:style-name="T20">1</text:span><text:span text:style-name="T21">2</text:span><text:span text:style-name="T12"> книг, щоб ніякі дві книги не брати поруч?</text:span></text:p>
          <text:p text:style-name="P26"/>
        </text:list-item>
        <text:list-item>
          <text:p text:style-name="P16"><text:span text:style-name="T85">За круглим столом короля Артура сид</text:span><text:span text:style-name="T86">я</text:span><text:span text:style-name="T85">ть </text:span><text:span text:style-name="T87">2</text:span><text:span text:style-name="T86">2</text:span><text:span text:style-name="T85"> лицар</text:span><text:span text:style-name="T86">і</text:span><text:span text:style-name="T85">. Кожен ворогує зі своїми сусідами. Потрібно обрати </text:span><text:span text:style-name="T86">7</text:span><text:span text:style-name="T85"> лицарів, щоб визволити принцесу. Скільки існує способів обрання лицарів, щоб серед обраних лицарів не було воро</text:span><text:span text:style-name="T88">г</text:span><text:span text:style-name="T85">ів?</text:span></text:p>
          <text:p text:style-name="P17"/>
        </text:list-item>
        <text:list-item>
          <text:p text:style-name="P15"><text:span text:style-name="T88">Ліфт, у якому знаходяться </text:span><text:span text:style-name="T87">3</text:span><text:span text:style-name="T86">6</text:span><text:span text:style-name="T88"> пасажирів, може зупинятись на </text:span><text:span text:style-name="T45">18</text:span><text:span text:style-name="T88"> поверхах. Пасажири виходять групами по </text:span><text:span text:style-name="T46">1</text:span><text:span text:style-name="T45">1</text:span><text:span text:style-name="T88">, </text:span><text:span text:style-name="T87">1</text:span><text:span text:style-name="T86">2</text:span><text:span text:style-name="T88"> і </text:span><text:span text:style-name="T47">1</text:span><text:span text:style-name="T45">3</text:span><text:span text:style-name="T88"> чоловік. Скількома способами це може відбуватись?</text:span></text:p>
          <text:p text:style-name="P18"/>
        </text:list-item>
        <text:list-item>
          <text:p text:style-name="P16"><text:span text:style-name="T89">Скількома способами можна розставити </text:span><text:span text:style-name="T90">1</text:span><text:span text:style-name="T86">4</text:span><text:span text:style-name="T89"> томів зібрання творів І.Я. Франко так, щоб </text:span><text:span text:style-name="T91">третій</text:span><text:span text:style-name="T89"> </text:span><text:span text:style-name="T87">і четвертий </text:span><text:span text:style-name="T89">томи не стояли поруч?</text:span></text:p>
          <text:p text:style-name="P29"/>
        </text:list-item>
        <text:list-item>
          <text:p text:style-name="P30"><text:span text:style-name="T94">Знайти член розкладу (</text:span><text:span text:style-name="T95">x</text:span><text:span text:style-name="T96">2</text:span><text:span text:style-name="T94"> + </text:span><text:span text:style-name="T95">x</text:span><text:span text:style-name="T96">–3</text:span><text:span text:style-name="T94">)</text:span><text:span text:style-name="T96">25</text:span><text:span text:style-name="T94">, який не містить </text:span><text:span text:style-name="T95">x</text:span><text:span text:style-name="T94">.</text:span></text:p>
          <text:p text:style-name="P23"/>
        </text:list-item>
        <text:list-item>
          <text:p text:style-name="P8"><text:span text:style-name="T3">В колоді </text:span><text:span text:style-name="T6">44</text:span><text:span text:style-name="T3"> карт</text:span><text:span text:style-name="T5">и</text:span><text:span text:style-name="T3"> - 4 кольори з номерами від 1 до </text:span><text:span text:style-name="T5">1</text:span><text:span text:style-name="T6">1</text:span><text:span text:style-name="T3">. Скільки існує способів витягнути </text:span><text:span text:style-name="T5">6</text:span><text:span text:style-name="T3"> карт так, щоб це було рівно </text:span><text:span text:style-name="T6">2</text:span><text:span text:style-name="T3"> карти з одним номером і </text:span><text:span text:style-name="T6">4</text:span><text:span text:style-name="T3"> з іншим?</text:span></text:p>
          <text:p text:style-name="P24"/>
        </text:list-item>
        <text:list-item>
          <text:p text:style-name="P8"><text:span text:style-name="T3">Нехай множина М </text:span><text:span text:style-name="T9">мі</text:span><text:span text:style-name="T3">стить </text:span><text:span text:style-name="T9">n</text:span><text:span text:style-name="T3"> елемент</text:span><text:span text:style-name="T9">і</text:span><text:span text:style-name="T3">в. Визначити кількість: </text:span></text:p>
          <text:p text:style-name="P8"><text:span text:style-name="T10">а) </text:span><text:span text:style-name="T3">в</text:span><text:span text:style-name="T9">ід</text:span><text:span text:style-name="T3">ношень на множині М; </text:span></text:p>
          <text:p text:style-name="P8"><text:soft-page-break/><text:span text:style-name="T10">б)</text:span><text:span text:style-name="T3"> антирефлексивних </text:span><text:span text:style-name="T11">і</text:span><text:span text:style-name="T3"> несиметричних в</text:span><text:span text:style-name="T9">ід</text:span><text:span text:style-name="T3">ношень <text:s/>на множині М.</text:span></text:p>
          <text:p text:style-name="P25"/>
        </text:list-item>
        <text:list-item>
          <text:p text:style-name="P9"><text:span text:style-name="T3">Прапор складається з 1</text:span><text:span text:style-name="T7">8</text:span><text:span text:style-name="T3"> горизонтальних смуг </text:span><text:span text:style-name="T7">10</text:span><text:span text:style-name="T5"> різних</text:span><text:span text:style-name="T3"> кольорів, причому довільні дві сусідні смуги повинні мати різні кольори. Скільк</text:span><text:span text:style-name="T5">и</text:span><text:span text:style-name="T3"> </text:span><text:span text:style-name="T5">існує різних прапорів з такими властивостями</text:span><text:span text:style-name="T3">?</text:span></text:p>
          <text:p text:style-name="P31"/>
        </text:list-item>
        <text:list-item>
          <text:p text:style-name="P10"><text:span text:style-name="T12">Необхідно скласти </text:span><text:span text:style-name="T14">11</text:span><text:span text:style-name="T12"> іспит</text:span><text:span text:style-name="T13">ів</text:span><text:span text:style-name="T12"> на протязі </text:span><text:span text:style-name="T13">1</text:span><text:span text:style-name="T14">5</text:span><text:span text:style-name="T12"> днів. Скількома способами це можна зробити?</text:span></text:p>
          <text:p text:style-name="P32"/>
        </text:list-item>
        <text:list-item>
          <text:p text:style-name="P10"><text:span text:style-name="T12">В скрині кулі </text:span><text:span text:style-name="T18">10</text:span><text:span text:style-name="T12">-</text:span><text:span text:style-name="T18">и</text:span><text:span text:style-name="T12"> кольорів. Яку найменшу кількість куль треба узяти, щоб серед них </text:span><text:span text:style-name="T16">(обов’язково) </text:span><text:span text:style-name="T12">було </text:span><text:span text:style-name="T18">16</text:span><text:span text:style-name="T12"> куль одного кольору?</text:span></text:p>
          <text:p text:style-name="P27"/>
        </text:list-item>
        <text:list-item>
          <text:p text:style-name="P11"><text:span text:style-name="T12">В скрині </text:span><text:span text:style-name="T18">18</text:span><text:span text:style-name="T12"> чорних, </text:span><text:span text:style-name="T18">2</text:span><text:span text:style-name="T15">7</text:span><text:span text:style-name="T12"> білих, 1</text:span><text:span text:style-name="T18">4</text:span><text:span text:style-name="T12"> червоних, 1</text:span><text:span text:style-name="T18">3</text:span><text:span text:style-name="T12"> зелених куль. Яку найменшу кількість куль треба узяти, щоб серед них </text:span><text:span text:style-name="T16">(обов’язково) </text:span><text:span text:style-name="T12">було </text:span><text:span text:style-name="T17">1</text:span><text:span text:style-name="T18">6</text:span><text:span text:style-name="T12"> куль одного кольору?</text:span></text:p>
          <text:p text:style-name="P33"/>
        </text:list-item>
        <text:list-item>
          <text:p text:style-name="P11"><text:span text:style-name="T12">Скільки існує різних способів роздати </text:span><text:span text:style-name="T22">h</text:span><text:span text:style-name="T12">1 троянд, </text:span><text:span text:style-name="T22">h</text:span><text:span text:style-name="T12">2 гвоздик, </text:span><text:span text:style-name="T22">h</text:span><text:span text:style-name="T12">3 волошок </text:span><text:span text:style-name="T22">s</text:span><text:span text:style-name="T12"> дівчатам?</text:span></text:p>
          <text:p text:style-name="P33"/>
        </text:list-item>
        <text:list-item>
          <text:p text:style-name="P12"><text:span text:style-name="T12">Компанія, </text:span><text:span text:style-name="T23">що</text:span><text:span text:style-name="T12"> складається з 10 подружніх пар, розбивається на 5 груп по 4 людини для прогулянки на човнах. </text:span><text:span text:style-name="T24">У</text:span><text:span text:style-name="T12"> скількох випадках даний </text:span><text:span text:style-name="T25">(певний) </text:span><text:span text:style-name="T12">чоловік опиниться в одному човні зі своєю дружиною?</text:span></text:p>
          <text:p text:style-name="P34"/>
        </text:list-item>
        <text:list-item>
          <text:p text:style-name="P13"><text:span text:style-name="T26">Нехай </text:span><text:span text:style-name="T12">a</text:span><text:span text:style-name="T34">1</text:span><text:span text:style-name="T12">, a</text:span><text:span text:style-name="T34">2</text:span><text:span text:style-name="T12">, ..., a</text:span><text:span text:style-name="T34">n</text:span><text:span text:style-name="T12"> - довільні різні натуральні числа. Довести, що тоді або одне з них, або різниця яких-небудь двох буде ділитися на n.</text:span></text:p>
          <text:p text:style-name="P35"/>
        </text:list-item>
        <text:list-item>
          <text:p text:style-name="P14"><text:span text:style-name="T12">Довести, що </text:span><text:span text:style-name="T27">C</text:span><text:span text:style-name="T35">n+1</text:span><text:span text:style-name="T38">k </text:span><text:span text:style-name="T27">= C</text:span><text:span text:style-name="T35">n</text:span><text:span text:style-name="T38">k</text:span><text:span text:style-name="T27"> + <text:s/>C</text:span><text:span text:style-name="T35">n</text:span><text:span text:style-name="T38">k-1</text:span><text:span text:style-name="T27">.</text:span></text:p>
          <text:p text:style-name="P43"/>
        </text:list-item>
        <text:list-item>
          <text:p text:style-name="P14"><text:span text:style-name="T72">Довести, що </text:span><text:span text:style-name="T73">C</text:span><text:span text:style-name="T77">n</text:span><text:span text:style-name="T78">0</text:span><text:span text:style-name="T73"> + C</text:span><text:span text:style-name="T77">n</text:span><text:span text:style-name="T78">2</text:span><text:span text:style-name="T73"> + C</text:span><text:span text:style-name="T77">n</text:span><text:span text:style-name="T78">4</text:span><text:span text:style-name="T73"> + ... + C</text:span><text:span text:style-name="T77">n</text:span><text:span text:style-name="T78">k</text:span><text:span text:style-name="T73"> </text:span><text:span text:style-name="T74">= </text:span><text:span text:style-name="T75">2</text:span><text:span text:style-name="T79">n-1</text:span><text:span text:style-name="T73">, де </text:span><text:span text:style-name="T74">k=</text:span><text:span text:style-name="T76">2[</text:span><text:span text:style-name="T74">n/</text:span><text:span text:style-name="T76">2].</text:span></text:p>
          <text:p text:style-name="P36"/>
        </text:list-item>
        <text:list-item>
          <text:p text:style-name="P37">Скільки існує 6-значних чисел, у яких сума цифр парна? </text:p>
          <text:p text:style-name="P37"/>
        </text:list-item>
        <text:list-item>
          <text:p text:style-name="P37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19"><text:span text:style-name="T30">а</text:span><text:span text:style-name="T29">) </text:span><text:span text:style-name="T31">Скільки студентів читає тільки “Компаньйон”?</text:span></text:p>
          <text:p text:style-name="P19"><text:span text:style-name="T30">б</text:span><text:span text:style-name="T29">) </text:span><text:span text:style-name="T31">Скільки студентів читає рівно 2 журнал</text:span><text:span text:style-name="T32">и</text:span><text:span text:style-name="T31">?</text:span><text:span text:style-name="T28"> </text:span></text:p>
          <text:p text:style-name="P19"><text:span text:style-name="T30">в</text:span><text:span text:style-name="T29">) </text:span><text:span text:style-name="T28">Скільки студентів не читає жодного журналу?</text:span></text:p>
          <text:p text:style-name="P39"/>
        </text:list-item>
        <text:list-item>
          <text:p text:style-name="P28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19"><text:span text:style-name="T29">а) </text:span><text:span text:style-name="T28">Скільки студентів знає всі 3 мови?</text:span></text:p>
          <text:p text:style-name="P44"><text:span text:style-name="T43">б) </text:span><text:span text:style-name="T42">Скільки студентів знає не менше 2 </text:span><text:span text:style-name="T44">мо</text:span><text:span text:style-name="T42">в?</text:span></text:p>
          <text:p text:style-name="P38"/>
        </text:list-item>
        <text:list-item>
          <text:p text:style-name="P38">Знайти розв’язок рекурентного співвідношення: </text:p>
          <text:p text:style-name="P45"><text:span text:style-name="T50">a</text:span><text:span text:style-name="T54">n</text:span><text:span text:style-name="T55">+2 </text:span><text:span text:style-name="T48">= 2·</text:span><text:span text:style-name="T50">a</text:span><text:span text:style-name="T54">n</text:span><text:span text:style-name="T55">+1 </text:span><text:span text:style-name="T48">– </text:span><text:span text:style-name="T50">a</text:span><text:span text:style-name="T54">n </text:span><text:span text:style-name="T48">+ 8, </text:span><text:span text:style-name="T50">a</text:span><text:span text:style-name="T55">0 </text:span><text:span text:style-name="T48">= 5, </text:span><text:span text:style-name="T50">a</text:span><text:span text:style-name="T55">1 </text:span><text:span text:style-name="T48">= 14.</text:span></text:p>
          <text:p text:style-name="P41"/>
        </text:list-item>
        <text:list-item>
          <text:p text:style-name="P40">Методом твірних функцій знайти розв’язок рекурентного співвідношення: </text:p>
          <text:p text:style-name="P45"><text:span text:style-name="T50">a</text:span><text:span text:style-name="T56">n</text:span><text:span text:style-name="T55"> </text:span><text:span text:style-name="T48">= </text:span><text:span text:style-name="T49">2</text:span><text:span text:style-name="T48">·</text:span><text:span text:style-name="T50">a</text:span><text:span text:style-name="T56">n-</text:span><text:span text:style-name="T55">1 </text:span><text:span text:style-name="T54"><text:s/></text:span><text:span text:style-name="T48">+ 3</text:span><text:span text:style-name="T39">n</text:span><text:span text:style-name="T48">, </text:span><text:span text:style-name="T49">при </text:span><text:span text:style-name="T52">n</text:span><text:span text:style-name="T51">&gt;</text:span><text:span text:style-name="T53">0,</text:span><text:span text:style-name="T50"> a</text:span><text:span text:style-name="T55">0 </text:span><text:span text:style-name="T48">= 1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loext:opacity="0%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Tolya</meta:initial-creator>
    <meta:creation-date>2019-11-04T04:23:00</meta:creation-date>
    <dc:date>2022-12-17T23:49:22.807409252</dc:date>
    <meta:editing-cycles>50</meta:editing-cycles>
    <meta:editing-duration>PT15H4M37S</meta:editing-duration>
    <meta:generator>LibreOffice/7.3.6.2$Linux_X86_64 LibreOffice_project/30$Build-2</meta:generator>
    <meta:document-statistic meta:table-count="0" meta:image-count="0" meta:object-count="0" meta:page-count="2" meta:paragraph-count="42" meta:word-count="737" meta:character-count="4311" meta:non-whitespace-character-count="3632"/>
  </office:meta>
</office:document-meta>
</file>